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e271" officeooo:paragraph-rsid="000ce271"/>
    </style:style>
    <style:style style:name="P2" style:family="paragraph" style:parent-style-name="Standard">
      <style:text-properties officeooo:rsid="000da97e" officeooo:paragraph-rsid="000da97e"/>
    </style:style>
    <style:style style:name="P3" style:family="paragraph" style:parent-style-name="Standard">
      <style:text-properties officeooo:rsid="000eb91d" officeooo:paragraph-rsid="000eb91d"/>
    </style:style>
    <style:style style:name="T1" style:family="text">
      <style:text-properties officeooo:rsid="000da97e"/>
    </style:style>
    <style:style style:name="T2" style:family="text">
      <style:text-properties officeooo:rsid="000eb91d"/>
    </style:style>
    <style:style style:name="T3" style:family="text">
      <style:text-properties officeooo:rsid="000efd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surement of PUI in a 3D velocity distribution function. </text:p>
      <text:p text:style-name="P1"/>
      <text:p text:style-name="P1">PUI: ions within the heliosphere that are former neutral particles and become ionized by e.g. solar wind or solar radiation. One source of these particles is the local interstellar medium, which is a “cold” plasma and contains neutral particles that are able to penetrate the heliopause. As long as they are neutral, they are only affected by the Sun’s gravitational force and flow relatively free but when they are ionized they are affected by the electromagnetic field in the heliosphere: they start to gyrate around the magnetic field lines and thus are picked up from the location of their ionization.</text:p>
      <text:p text:style-name="P1">Now they can also be measured, e.g. by SWICS:</text:p>
      <text:p text:style-name="P1"/>
      <text:p text:style-name="P1">SWICS is a time-of-flight mass spectrometer: For an incident particle we get basically three values: </text:p>
      <text:p text:style-name="P1">- Energy-per-charge derived from the voltage applied here between those capacitor plates so that only particles with a certain epq-ratio can enter the following part of the instrument.</text:p>
      <text:p text:style-name="P1">- time-of-flight is measured by measuring start and stop signal via electrons</text:p>
      <text:p text:style-name="P1">- residual energy after <text:s/>this flight path is measured by an ssd-detector</text:p>
      <text:p text:style-name="P1"/>
      <text:p text:style-name="P1">three measurements: <text:span text:style-name="T1">We can derive three values for the particle, i.e., the mass, mass per charge and the absolute value of the velocity the particle had before entering the instrument.</text:span></text:p>
      <text:p text:style-name="P2">Now you can identify the particle and draw the velocity distribution like this: On the x-axis we have the velocity of e.g. He+ and on the y-axis the number or in this case the phase space density.</text:p>
      <text:p text:style-name="P2"/>
      <text:p text:style-name="P2">So classically one has a 1D-VDF in a spacecraft frame now. <text:span text:style-name="T2">The problem is that this distribution is highly reduced as it could cover up features of the real 3D distribution. And also it is much more probable that the PUI velocity distribution shows features, e.g. symmetries, relative to the Sun than relative to a man-made SC. So my goal is to unfold the measurements to a 3D measurement in a solar frame of reference</text:span></text:p>
      <text:p text:style-name="P2"/>
      <text:p text:style-name="P3">- SWICS’ SSD detector is divided into three parts: roughly discriminate between different incident angles</text:p>
      <text:p text:style-name="P3">- SWICS is mounted on Ulysses, which is a spinning SC, so this collimator rotates around the spin axis and we can distinguish between a particles that enter here and here</text:p>
      <text:p text:style-name="P3">- lastly, Ulysses had a very unique orbit w<text:span text:style-name="T3">ith</text:span> large distances to the Sun, which required that the antenna, which aligns roughly with the spinning axis, always had to point towards the <text:span text:style-name="T3">Earth. The consequence is, that we always have an angle, the so-called aspect angle, between the symmetry axis of the spacecraft and the line of sight to the Sun. This angle changes all the time with the orbit, which is a pro as we scan different parts of the velocity space but also a con because I have to calculate the orientation of the sensor for every moment. That involves a lot of coordinate transformations and that is, what I’m doing at the mo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19:32:18.004091545</meta:creation-date>
    <dc:date>2021-08-26T20:26:19.872087476</dc:date>
    <meta:editing-duration>PT1M5S</meta:editing-duration>
    <meta:editing-cycles>1</meta:editing-cycles>
    <meta:document-statistic meta:table-count="0" meta:image-count="0" meta:object-count="0" meta:page-count="1" meta:paragraph-count="13" meta:word-count="489" meta:character-count="2859" meta:non-whitespace-character-count="2380"/>
    <meta:generator>LibreOffice/6.0.7.3$Linux_X86_64 LibreOffice_project/00m0$Build-3</meta:generator>
  </office:meta>
</office:document-meta>
</file>